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Consolas, Monaco, 'Liberation Mono', 'Lucida Console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code" svg:font-family="'var font-code'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1b1b1b" loext:opacity="100%" style:font-name="Inter" fo:font-size="12pt" fo:letter-spacing="normal" fo:font-style="normal" style:text-underline-style="none" fo:font-weight="normal" officeooo:rsid="01618005" officeooo:paragraph-rsid="00157669" fo:background-color="transparent" style:font-size-asian="12pt" style:font-weight-asian="normal" style:font-size-complex="12pt" style:font-weight-complex="normal"/>
    </style:style>
    <style:style style:name="P2" style:family="paragraph" style:parent-style-name="Heading_20_2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157669" fo:background-color="transparent" style:font-size-asian="12pt" style:font-weight-asian="normal" style:font-size-complex="12pt" style:font-weight-complex="normal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157669" fo:background-color="transparent" style:font-size-asian="12pt" style:font-weight-asian="normal" style:font-size-complex="12pt" style:font-weight-complex="normal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157669" fo:background-color="transparent" style:font-size-asian="12pt" style:font-weight-asian="normal" style:font-size-complex="12pt" style:font-weight-complex="normal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21c472" fo:background-color="transparent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01775fa" officeooo:paragraph-rsid="001775fa" fo:background-color="transparent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01775fa" officeooo:paragraph-rsid="002881b9" fo:background-color="transparent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017ac81" officeooo:paragraph-rsid="0017ac81" fo:background-color="transparent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0198553" officeooo:paragraph-rsid="00198553" fo:background-color="transparent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01e6d50" officeooo:paragraph-rsid="001e6d50" fo:background-color="transparent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0198553" officeooo:paragraph-rsid="00198553" fo:background-color="#81d41a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157669" fo:background-color="#81d41a" style:font-size-asian="12pt" style:font-weight-asian="normal" style:font-size-complex="12pt" style:font-weight-complex="normal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021c472" officeooo:paragraph-rsid="0021c472" fo:background-color="#81d41a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024b78b" officeooo:paragraph-rsid="0024b78b" fo:background-color="#81d41a" style:font-size-asian="12pt" style:font-weight-asian="normal" style:font-size-complex="12pt" style:font-weight-complex="normal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281198"/>
    </style:style>
    <style:style style:name="P16" style:family="paragraph" style:parent-style-name="Heading_20_1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1b1b1b" loext:opacity="100%" style:font-name="Liberation Serif" fo:font-size="12pt" fo:letter-spacing="normal" fo:font-style="normal" style:text-underline-style="solid" style:text-underline-width="auto" style:text-underline-color="font-color" fo:font-weight="bold" officeooo:rsid="01618005" officeooo:paragraph-rsid="00157669" fo:background-color="transparent" style:font-size-asian="12pt" style:font-weight-asian="bold" style:font-size-complex="12pt" style:font-weight-complex="bold"/>
    </style:style>
    <style:style style:name="P17" style:family="paragraph" style:parent-style-name="Heading_20_2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157669" fo:background-color="transparent" style:font-size-asian="12pt" style:font-weight-asian="normal" style:font-size-complex="12pt" style:font-weight-complex="normal"/>
    </style:style>
    <style:style style:name="P18" style:family="paragraph" style:parent-style-name="Heading_20_2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157669" fo:background-color="transparent" style:font-size-asian="12pt" style:font-weight-asian="normal" style:font-size-complex="12pt" style:font-weight-complex="normal"/>
    </style:style>
    <style:style style:name="P19" style:family="paragraph" style:parent-style-name="Heading_20_2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>
        <style:tab-stops>
          <style:tab-stop style:position="6.306cm"/>
        </style:tab-stops>
      </style:paragraph-properties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157669" fo:background-color="transparent" style:font-size-asian="12pt" style:font-weight-asian="normal" style:font-size-complex="12pt" style:font-weight-complex="normal"/>
    </style:style>
    <style:style style:name="P20" style:family="paragraph" style:parent-style-name="Heading_20_2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157669" fo:background-color="transparent" style:font-size-asian="12pt" style:font-weight-asian="normal" style:font-size-complex="12pt" style:font-weight-complex="normal"/>
    </style:style>
    <style:style style:name="P21" style:family="paragraph" style:parent-style-name="Heading_20_3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157669" fo:background-color="transparent" style:font-size-asian="12pt" style:font-weight-asian="normal" style:font-size-complex="12pt" style:font-weight-complex="normal"/>
    </style:style>
    <style:style style:name="P22" style:family="paragraph" style:parent-style-name="Heading_20_3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157669" fo:background-color="transparent" style:font-size-asian="12pt" style:font-weight-asian="normal" style:font-size-complex="12pt" style:font-weight-complex="normal"/>
    </style:style>
    <style:style style:name="P23" style:family="paragraph" style:parent-style-name="Heading_20_4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bold" officeooo:rsid="01618005" officeooo:paragraph-rsid="00157669" fo:background-color="transparent" style:font-size-asian="12pt" style:font-weight-asian="bold" style:font-size-complex="12pt" style:font-weight-complex="bold"/>
    </style:style>
    <style:style style:name="P24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bold" officeooo:rsid="01618005" officeooo:paragraph-rsid="00157669" fo:background-color="transparent" style:font-size-asian="12pt" style:font-weight-asian="bold" style:font-size-complex="12pt" style:font-weight-complex="bold"/>
    </style:style>
    <style:style style:name="P25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157669" fo:background-color="transparent" style:font-size-asian="12pt" style:font-weight-asian="normal" style:font-size-complex="12pt" style:font-weight-complex="normal"/>
    </style:style>
    <style:style style:name="P26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157669" fo:background-color="transparent" style:font-size-asian="12pt" style:font-weight-asian="normal" style:font-size-complex="12pt" style:font-weight-complex="normal"/>
    </style:style>
    <style:style style:name="P27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02b504f" officeooo:paragraph-rsid="002b504f" fo:background-color="transparent" style:font-size-asian="12pt" style:font-weight-asian="normal" style:font-size-complex="12pt" style:font-weight-complex="normal"/>
    </style:style>
    <style:style style:name="P28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0325b76" officeooo:paragraph-rsid="00325b76" fo:background-color="transparent" style:font-size-asian="12pt" style:font-weight-asian="normal" style:font-size-complex="12pt" style:font-weight-complex="normal"/>
    </style:style>
    <style:style style:name="P29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0426f3a" officeooo:paragraph-rsid="00426f3a" fo:background-color="transparent" style:font-size-asian="12pt" style:font-weight-asian="normal" style:font-size-complex="12pt" style:font-weight-complex="normal"/>
    </style:style>
    <style:style style:name="P30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02b504f" officeooo:paragraph-rsid="002b504f" fo:background-color="#81d41a" style:font-size-asian="12pt" style:font-weight-asian="normal" style:font-size-complex="12pt" style:font-weight-complex="normal"/>
    </style:style>
    <style:style style:name="P31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157669" fo:background-color="#81d41a" style:font-size-asian="12pt" style:font-weight-asian="normal" style:font-size-complex="12pt" style:font-weight-complex="normal"/>
    </style:style>
    <style:style style:name="P32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157669" fo:background-color="#81d41a" style:font-size-asian="12pt" style:font-weight-asian="normal" style:font-size-complex="12pt" style:font-weight-complex="normal"/>
    </style:style>
    <style:style style:name="P33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solid" style:text-underline-width="auto" style:text-underline-color="font-color" fo:font-weight="bold" officeooo:rsid="01618005" officeooo:paragraph-rsid="00157669" fo:background-color="transparent" style:font-size-asian="12pt" style:font-weight-asian="bold" style:font-size-complex="12pt" style:font-weight-complex="bold"/>
    </style:style>
    <style:style style:name="P34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02fbb6f" officeooo:paragraph-rsid="002fbb6f" fo:background-color="transparent" style:font-size-asian="12pt" style:font-weight-asian="normal" style:font-size-complex="12pt" style:font-weight-complex="normal"/>
    </style:style>
    <style:style style:name="P35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775fa" officeooo:paragraph-rsid="002881b9" fo:background-color="#ff4000" style:font-size-asian="12pt" style:font-weight-asian="bold" style:font-size-complex="12pt" style:font-weight-complex="bold"/>
    </style:style>
    <style:style style:name="P36" style:family="paragraph" style:parent-style-name="Preformatted_20_Text">
      <style:paragraph-properties fo:margin-top="0cm" fo:margin-bottom="0cm" style:contextual-spacing="false" fo:orphans="2" fo:widows="2" fo:padding="0.049cm" fo:border="0.06pt solid #000000"/>
      <style:text-properties fo:font-variant="normal" fo:text-transform="none" fo:color="#1b1b1b" loext:opacity="100%" style:font-name="Liberation Serif" fo:font-size="12pt" fo:letter-spacing="normal" fo:font-style="normal" fo:font-weight="normal" fo:background-color="#81d41a"/>
    </style:style>
    <style:style style:name="P37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c9211e" loext:opacity="100%" style:font-name="Liberation Serif" fo:font-size="12pt" fo:letter-spacing="normal" fo:font-style="normal" style:text-underline-style="none" fo:font-weight="normal" officeooo:rsid="01618005" officeooo:paragraph-rsid="00157669" fo:background-color="transparent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top="0cm" fo:margin-bottom="0cm" style:contextual-spacing="false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style:text-underline-style="none" fo:font-weight="normal" officeooo:rsid="01618005" officeooo:paragraph-rsid="00157669" fo:background-color="transparent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b1b1b" loext:opacity="100%" style:font-name="Liberation Serif" fo:font-size="12pt" fo:letter-spacing="normal" fo:font-style="normal" fo:font-weight="normal"/>
    </style:style>
    <style:style style:name="P4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b1b1b" loext:opacity="100%" style:font-name="Liberation Serif" fo:font-size="12pt" fo:letter-spacing="normal" fo:font-style="normal" fo:font-weight="normal" style:font-size-asian="12pt" style:font-size-complex="12pt" loext:padding-left="0cm" loext:padding-right="0cm" loext:padding-top="0cm" loext:padding-bottom="0.049cm" loext:border-left="none" loext:border-right="none" loext:border-top="none" loext:border-bottom="0.06pt solid #000000"/>
    </style:style>
    <style:style style:name="P4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b1b1b" loext:opacity="100%" style:font-name="Liberation Serif" fo:font-size="12pt" fo:letter-spacing="normal" fo:font-style="normal" fo:font-weight="normal" fo:background-color="#81d41a" style:font-size-asian="12pt" style:font-size-complex="12pt" loext:padding-left="0cm" loext:padding-right="0cm" loext:padding-top="0cm" loext:padding-bottom="0.049cm" loext:border-left="none" loext:border-right="none" loext:border-top="none" loext:border-bottom="0.06pt solid #000000"/>
    </style:style>
    <style:style style:name="P4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4" style:family="paragraph" style:parent-style-name="Text_20_body" style:list-style-name="L7">
      <style:paragraph-properties fo:margin-top="0cm" fo:margin-bottom="0cm" style:contextual-spacing="false" fo:orphans="2" fo:widows="2" fo:padding="0cm" fo:border="none"/>
    </style:style>
    <style:style style:name="P45" style:family="paragraph" style:parent-style-name="Text_20_body">
      <style:paragraph-properties fo:margin-top="0cm" fo:margin-bottom="0cm" style:contextual-spacing="false" fo:orphans="2" fo:widows="2" fo:padding="0cm" fo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18005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81d41a" loext:char-shading-value="0" style:font-weight-asian="bold" style:font-weight-complex="bold"/>
    </style:style>
    <style:style style:name="T5" style:family="text">
      <style:text-properties fo:background-color="#81d41a" loext:char-shading-value="0"/>
    </style:style>
    <style:style style:name="T6" style:family="text">
      <style:text-properties fo:background-color="#81d41a" loext:char-shading-value="0"/>
    </style:style>
    <style:style style:name="T7" style:family="text">
      <style:text-properties officeooo:rsid="0041bbda" fo:background-color="#81d41a" loext:char-shading-value="0"/>
    </style:style>
    <style:style style:name="T8" style:family="text">
      <style:text-properties officeooo:rsid="0041bbda" fo:background-color="#81d41a" loext:char-shading-value="0"/>
    </style:style>
    <style:style style:name="T9" style:family="text">
      <style:text-properties style:font-name="Inter" style:text-underline-style="solid" style:text-underline-width="auto" style:text-underline-color="font-color"/>
    </style:style>
    <style:style style:name="T10" style:family="text">
      <style:text-properties fo:color="#1b1b1b" loext:opacity="100%"/>
    </style:style>
    <style:style style:name="T11" style:family="text">
      <style:text-properties fo:color="#1b1b1b" loext:opacity="100%" style:text-line-through-style="none" style:text-line-through-type="none" style:font-name="Inter" style:text-blinking="false"/>
    </style:style>
    <style:style style:name="T12" style:family="text">
      <style:text-properties fo:color="#1b1b1b" loext:opacity="100%" style:text-line-through-style="none" style:text-line-through-type="none" style:text-blinking="false"/>
    </style:style>
    <style:style style:name="T13" style:family="text">
      <style:text-properties fo:color="#1b1b1b" loext:opacity="100%" style:text-line-through-style="none" style:text-line-through-type="none" fo:font-weight="bold" style:text-blinking="false" style:font-weight-asian="bold" style:font-weight-complex="bold"/>
    </style:style>
    <style:style style:name="T14" style:family="text">
      <style:text-properties fo:color="#1b1b1b" loext:opacity="100%" style:text-line-through-style="none" style:text-line-through-type="none" style:font-name="Liberation Serif" style:text-blinking="false"/>
    </style:style>
    <style:style style:name="T15" style:family="text">
      <style:text-properties fo:color="#1b1b1b" loext:opacity="100%" style:text-line-through-style="none" style:text-line-through-type="none" style:font-name="Liberation Serif" fo:font-weight="bold" style:text-blinking="false" style:font-weight-asian="bold" style:font-weight-complex="bold"/>
    </style:style>
    <style:style style:name="T16" style:family="text">
      <style:text-properties fo:color="#1b1b1b" loext:opacity="100%" style:font-name="Inter"/>
    </style:style>
    <style:style style:name="T17" style:family="text">
      <style:text-properties fo:color="#1b1b1b" loext:opacity="100%" fo:font-weight="bold" style:font-weight-asian="bold" style:font-weight-complex="bold"/>
    </style:style>
    <style:style style:name="T18" style:family="text">
      <style:text-properties fo:color="#1b1b1b" loext:opacity="100%" style:font-name="Liberation Serif"/>
    </style:style>
    <style:style style:name="T19" style:family="text">
      <style:text-properties fo:color="#1b1b1b" loext:opacity="100%" style:font-name="Liberation Serif" fo:font-weight="bold" style:font-weight-asian="bold" style:font-weight-complex="bold"/>
    </style:style>
    <style:style style:name="T20" style:family="text">
      <style:text-properties fo:color="#1b1b1b" loext:opacity="100%" style:font-name="Liberation Serif" fo:font-weight="bold" style:font-weight-asian="bold" style:font-weight-complex="bold" loext:padding="0cm" loext:border="none"/>
    </style:style>
    <style:style style:name="T21" style:family="text">
      <style:text-properties fo:color="#1b1b1b" loext:opacity="100%" style:font-name="Liberation Serif" loext:padding="0cm" loext:border="none"/>
    </style:style>
    <style:style style:name="T22" style:family="text">
      <style:text-properties fo:color="#1b1b1b" loext:opacity="100%" style:font-name="var font-code" loext:padding="0cm" loext:border="none"/>
    </style:style>
    <style:style style:name="T23" style:family="text">
      <style:text-properties fo:color="#1b1b1b" loext:opacity="100%" loext:padding="0cm" loext:border="none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618005" fo:background-color="#ff4000" loext:char-shading-value="0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618005" fo:background-color="#ff4000" loext:char-shading-value="0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281198" fo:background-color="#ff4000" loext:char-shading-value="0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bold" officeooo:rsid="01618005" fo:background-color="#ff4000" loext:char-shading-value="0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1b1b1b" loext:opacity="100%" style:font-name="Inter" fo:font-size="12pt" fo:letter-spacing="normal" fo:font-style="normal" fo:font-weight="normal"/>
    </style:style>
    <style:style style:name="T29" style:family="text">
      <style:text-properties fo:font-variant="normal" fo:text-transform="none" fo:color="#1b1b1b" loext:opacity="100%" fo:font-size="12pt" fo:letter-spacing="normal" fo:font-style="normal" fo:font-weight="normal"/>
    </style:style>
    <style:style style:name="T30" style:family="text">
      <style:text-properties fo:font-variant="normal" fo:text-transform="none" fo:color="#1b1b1b" loext:opacity="100%" fo:font-size="12pt" fo:letter-spacing="normal" fo:font-style="normal" fo:font-weight="normal" loext:padding="0cm" loext:border="none"/>
    </style:style>
    <style:style style:name="T31" style:family="text">
      <style:text-properties fo:font-variant="normal" fo:text-transform="none" fo:color="#1b1b1b" loext:opacity="100%" style:font-name="Liberation Serif" fo:font-size="12pt" fo:letter-spacing="normal" fo:font-style="normal" fo:font-weight="normal"/>
    </style:style>
    <style:style style:name="T32" style:family="text">
      <style:text-properties fo:font-variant="normal" fo:text-transform="none" fo:color="#1b1b1b" loext:opacity="100%" style:font-name="Liberation Serif" fo:font-size="12pt" fo:letter-spacing="normal" fo:font-style="normal" fo:font-weight="normal" loext:padding="0cm" loext:border="none"/>
    </style:style>
    <style:style style:name="T33" style:family="text">
      <style:text-properties fo:font-variant="normal" fo:text-transform="none" fo:color="#1b1b1b" loext:opacity="100%" style:font-name="Liberation Serif" fo:font-size="12pt" fo:letter-spacing="normal" fo:font-style="normal" fo:font-weight="bold" style:font-weight-asian="bold" style:font-weight-complex="bold"/>
    </style:style>
    <style:style style:name="T34" style:family="text">
      <style:text-properties fo:font-variant="normal" fo:text-transform="none" fo:color="#1b1b1b" loext:opacity="100%" style:font-name="var font-code" fo:font-size="12pt" fo:letter-spacing="normal" fo:font-style="normal" fo:font-weight="normal" loext:padding="0cm" loext:border="none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fo:font-weight="bold" officeooo:rsid="01618005" style:font-weight-asian="bold" style:font-weight-complex="bold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fo:color="#000000" loext:opacity="100%" fo:font-weight="bold" fo:background-color="#ff4000" loext:char-shading-value="0" style:font-weight-asian="bold" style:font-weight-complex="bold"/>
    </style:style>
    <style:style style:name="T39" style:family="text">
      <style:text-properties fo:color="#000000" loext:opacity="100%" fo:font-weight="bold" officeooo:rsid="002881b9" fo:background-color="#ff4000" loext:char-shading-value="0" style:font-weight-asian="bold" style:font-weight-complex="bold"/>
    </style:style>
    <style:style style:name="T40" style:family="text">
      <style:text-properties style:font-name="Liberation Serif"/>
    </style:style>
    <style:style style:name="T41" style:family="text">
      <style:text-properties style:font-name="Liberation Serif" style:text-underline-style="solid" style:text-underline-width="auto" style:text-underline-color="font-color"/>
    </style:style>
    <style:style style:name="T42" style:family="text"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style:font-name="Liberation Serif" fo:font-weight="bold" style:font-weight-asian="bold" style:font-weight-complex="bold"/>
    </style:style>
    <style:style style:name="T44" style:family="text">
      <style:text-properties style:font-name="Liberation Serif" loext:padding="0cm" loext:border="none"/>
    </style:style>
    <style:style style:name="T45" style:family="text">
      <style:text-properties style:font-name="Liberation Serif" fo:font-size="12pt" style:font-size-asian="12pt" style:font-size-complex="12pt"/>
    </style:style>
    <style:style style:name="T46" style:family="text">
      <style:text-properties style:font-name="Liberation Serif" fo:font-size="12pt" style:font-size-asian="12pt" style:font-size-complex="12pt" loext:padding="0cm" loext:border="none"/>
    </style:style>
    <style:style style:name="T47" style:family="text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T48" style:family="tex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9" style:family="text"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T50" style:family="text"/>
    <style:style style:name="T51" style:family="text">
      <style:text-properties loext:padding="0cm" loext:border="none"/>
    </style:style>
    <style:style style:name="T52" style:family="text">
      <style:text-properties style:font-name="var font-code" loext:padding="0cm" loext:border="none"/>
    </style:style>
    <style:style style:name="T53" style:family="text">
      <style:text-properties officeooo:rsid="00328ef1"/>
    </style:style>
    <style:style style:name="T54" style:family="text">
      <style:text-properties officeooo:rsid="0034ecc9"/>
    </style:style>
    <style:style style:name="T55" style:family="text">
      <style:text-properties fo:background-color="#ffff00" loext:char-shading-value="0"/>
    </style:style>
    <style:style style:name="T56" style:family="text">
      <style:text-properties fo:background-color="#ffff00" loext:char-shading-value="0"/>
    </style:style>
    <style:style style:name="T57" style:family="text">
      <style:text-properties officeooo:rsid="0041bbda" fo:background-color="#ffff00" loext:char-shading-value="0"/>
    </style:style>
    <style:style style:name="T58" style:family="text">
      <style:text-properties officeooo:rsid="0041bbd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-0.499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Mozilla-tutorial_local_library_website.odt</text:p>
      <text:p text:style-name="P6"><text:span text:style-name="T38">2023.12.28</text:span> </text:p>
      <text:p text:style-name="P6"><text:span text:style-name="T5">Создадим проект /home/oleg/Yandex.Disk/PYTHON_ubuntu/REPOS/</text:span><text:bookmark-start text:name="__DdeLink__20212_2075799204"/><text:span text:style-name="T4">Mozilla-tutorial_local_library_website</text:span><text:bookmark-end text:name="__DdeLink__20212_2075799204"/></text:p>
      <text:p text:style-name="P8"><text:span text:style-name="T5">Установим в окружении проекта </text:span><text:span text:style-name="T4">Django 5.0</text:span><text:span text:style-name="T1"> </text:span></text:p>
      <text:p text:style-name="P9">Внутри проекта <text:span text:style-name="T2">Mozilla-tutorial_local_library_website </text:span>создадим проект locallibrary</text:p>
      <text:p text:style-name="P11">django-admin startproject locallibrary</text:p>
      <text:h text:style-name="P2" text:outline-level="2"><text:bookmark text:name="создание_приложения_каталог"/><text:a xlink:type="simple" xlink:href="https://developer.mozilla.org/ru/docs/Learn/Server-side/Django/skeleton_website#создание_приложения_каталог" text:style-name="Internet_20_link" text:visited-style-name="Visited_20_Internet_20_Link"><text:span text:style-name="T13">Создание приложения Каталог</text:span></text:a></text:h>
      <text:p text:style-name="P4">Выполнив предыдущие шаги, запустите следующую команду для создания приложения <text:span text:style-name="T1">catalog</text:span>, который будет размещён внутри папки <text:span text:style-name="T1">locallibrary</text:span> (команду необходимо выполнять из папки, в которой находится <text:span text:style-name="T1">manage.py</text:span>):</text:p>
      <text:p text:style-name="P12">cd <text:span text:style-name="T1">locallibrary</text:span></text:p>
      <text:p text:style-name="P12">python3 manage.py startapp <text:span text:style-name="T1">catalog</text:span></text:p>
      <text:h text:style-name="P2" text:outline-level="2"><text:bookmark text:name="регистрация_папки_с_приложением"/><text:a xlink:type="simple" xlink:href="https://developer.mozilla.org/ru/docs/Learn/Server-side/Django/skeleton_website#регистрация_папки_с_приложением" text:style-name="Internet_20_link" text:visited-style-name="Visited_20_Internet_20_Link"><text:span text:style-name="T13">Регистрация папки с приложением</text:span></text:a></text:h>
      <text:p text:style-name="P4">Откройте файл locallibrary/locallibrary/s<text:span text:style-name="T1">ettings.py</text:span> и найдите в нём список INSTALLED_APPS . Затем добавьте новую строку в конец списка, как показано полужирным ниже.</text:p>
      <text:p text:style-name="P4"/>
      <text:p text:style-name="P4">INSTALLED_APPS = [</text:p>
      <text:p text:style-name="P4"><text:s text:c="4"/>'django.contrib.admin',</text:p>
      <text:p text:style-name="P4"><text:s text:c="4"/>'django.contrib.auth',</text:p>
      <text:p text:style-name="P4"><text:s text:c="4"/>'django.contrib.contenttypes',</text:p>
      <text:p text:style-name="P4"><text:s text:c="4"/>'django.contrib.sessions',</text:p>
      <text:p text:style-name="P4"><text:s text:c="4"/>'django.contrib.messages',</text:p>
      <text:p text:style-name="P4"><text:s text:c="4"/>'django.contrib.staticfiles',</text:p>
      <text:p text:style-name="P12"><text:s text:c="4"/><text:bookmark-start text:name="__DdeLink__20221_2075799204"/><text:span text:style-name="T1">'catalog.apps.CatalogConfig',</text:span><text:bookmark-end text:name="__DdeLink__20221_2075799204"/></text:p>
      <text:p text:style-name="P4">]</text:p>
      <text:p text:style-name="P4">Новая строка указывает на файл конфигурации приложения (CatalogConfig), который был создан в /locallibrary/catalog/apps.py , когда вы создали приложение.</text:p>
      <text:h text:style-name="P2" text:outline-level="2"><text:bookmark text:name="настройка_базы_данных"/><text:a xlink:type="simple" xlink:href="https://developer.mozilla.org/ru/docs/Learn/Server-side/Django/skeleton_website#настройка_базы_данных" text:style-name="Internet_20_link" text:visited-style-name="Visited_20_Internet_20_Link"><text:span text:style-name="T13">Настройка базы данных</text:span></text:a></text:h>
      <text:p text:style-name="P4">Мы будем использовать базу данных <text:span text:style-name="T1">SQLite</text:span> для этого проекта, потому что не предполагаем большое количество одновременных запросов на неё, а ещё потому, что для её настройки совсем не надо ничего делать!</text:p>
      <text:h text:style-name="P2" text:outline-level="2"><text:bookmark text:name="другие_настройки_проекта"/><text:a xlink:type="simple" xlink:href="https://developer.mozilla.org/ru/docs/Learn/Server-side/Django/skeleton_website#другие_настройки_проекта" text:style-name="Internet_20_link" text:visited-style-name="Visited_20_Internet_20_Link"><text:span text:style-name="T13">Другие настройки проекта</text:span></text:a></text:h>
      <text:p text:style-name="P4"><text:s/>Измените <text:span text:style-name="T1">TIME_ZONE</text:span> на одну из строк из таблицы, которая отвечает вашему часовому поясу. Например:</text:p>
      <text:p text:style-name="P12">TIME_ZONE = 'Europe/Moscow'</text:p>
      <text:p text:style-name="P12">DEBUG = False</text:p>
      <text:p text:style-name="P4"><text:span text:style-name="T1">DEBUG</text:span>. Включает подробные сообщения об ошибках, вместо стандартных HTTP статусов ответов. <text:span text:style-name="T1">Должно быть изменено на False на сервер</text:span>е, так как эта информация очень много расскажет взломщикам.</text:p>
      <text:h text:style-name="P2" text:outline-level="2"><text:bookmark text:name="подключение_url-адреса"/><text:a xlink:type="simple" xlink:href="https://developer.mozilla.org/ru/docs/Learn/Server-side/Django/skeleton_website#подключение_url-адреса" text:style-name="Internet_20_link" text:visited-style-name="Visited_20_Internet_20_Link"><text:span text:style-name="T13">Подключение URL-адреса</text:span></text:a></text:h>
      <text:p text:style-name="P10">Файл locallibrary/locallibrary/<text:span text:style-name="T1">urls.py</text:span></text:p>
      <text:p text:style-name="P4">Добавьте строчки, приведённые ниже в низ файла urls.py , чтобы добавить новый элемент в список urlpatterns. Этот элемент содержит url() который направляет запросы с URL catalog/ к модулю catalog.urls (файл с относительным путём /catalog/urls.py).</text:p>
      <text:p text:style-name="P4">f<text:span text:style-name="T5">rom django.urls import include</text:span></text:p>
      <text:p text:style-name="P12"/>
      <text:p text:style-name="P12">urlpatterns += [</text:p>
      <text:p text:style-name="P12"><text:s text:c="5"/>path('catalog/', include('catalog.urls')),</text:p>
      <text:p text:style-name="P12">]</text:p>
      <text:p text:style-name="P4"/>
      <text:p text:style-name="P4"><text:soft-page-break/>Теперь давайте перенаправим корневой URL нашего сайта (например 127.0.0.1:8000) на URL 127.0.0.1:8000/catalog/; это единственное приложение, которое мы собираемся использовать, поэтому это вполне разумно. Чтобы это использовать, нам понадобится специальная функция (RedirectView), которая принимает первым параметром новый относительный URL на который следует перенаправлять (/catalog/) когда указанный в функции url() адрес соотносится с адресом запроса (корневой URL, в данном случае).</text:p>
      <text:p text:style-name="P4"/>
      <text:p text:style-name="P4">Добавьте следующие строчки, тоже в конец файла:</text:p>
      <text:p text:style-name="P4"/>
      <text:p text:style-name="P12"><text:bookmark-start text:name="__DdeLink__20226_2075799204"/># Добавьте URL соотношения, чтобы перенаправить запросы с корневого URL, на URL приложения</text:p>
      <text:p text:style-name="P12">from django.views.generic import RedirectView</text:p>
      <text:p text:style-name="P12">urlpatterns += [</text:p>
      <text:p text:style-name="P12"><text:s text:c="4"/>path('', RedirectView.as_view(url='/catalog/', permanent=True)),</text:p>
      <text:p text:style-name="P4">]<text:bookmark-end text:name="__DdeLink__20226_2075799204"/></text:p>
      <text:p text:style-name="P4">Django не размещает статические файлы(CSS, JavaScript, и изображения) по умолчанию, но это было бы крайне полезно на этапе разработки нашего сайта. В самом конце нашего URL соотносителя, можно включить размещение статических файлов.</text:p>
      <text:p text:style-name="P4"/>
      <text:p text:style-name="P4">Добавьте последнюю часть в конец файла:</text:p>
      <text:p text:style-name="P12"><text:bookmark-start text:name="__DdeLink__20228_2075799204"/># Используйте static() чтобы добавить соотношения для статических файлов</text:p>
      <text:p text:style-name="P12"># Только на период разработки</text:p>
      <text:p text:style-name="P12">from django.conf import settings</text:p>
      <text:p text:style-name="P12">from django.conf.urls.static import static</text:p>
      <text:p text:style-name="P12"/>
      <text:p text:style-name="P12">urlpatterns += static(settings.STATIC_URL, document_root=settings.STATIC_ROOT)<text:bookmark-end text:name="__DdeLink__20228_2075799204"/></text:p>
      <text:p text:style-name="P5">Напоследок, создайте файл <text:bookmark-start text:name="__DdeLink__20230_2075799204"/>urls<text:bookmark-end text:name="__DdeLink__20230_2075799204"/>.py внутри папки catalog <text:span text:style-name="T5">locallibrary/catalog/urls.py</text:span>, </text:p>
      <text:p text:style-name="P5">и добавьте следующий код, чтобы определить (пустой) urlpatterns. Сюда мы будем добавлять наши URL соотношения, по мере разработки сайта.</text:p>
      <text:p text:style-name="P4"/>
      <text:p text:style-name="P12"><text:bookmark-start text:name="__DdeLink__20232_2075799204"/>from django.urls import path</text:p>
      <text:p text:style-name="P12">from . import views</text:p>
      <text:p text:style-name="P12"/>
      <text:p text:style-name="P12"/>
      <text:p text:style-name="P12">urlpatterns = [</text:p>
      <text:p text:style-name="P12"/>
      <text:p text:style-name="P13">]<text:bookmark-end text:name="__DdeLink__20232_2075799204"/></text:p>
      <text:h text:style-name="P3" text:outline-level="3"><text:bookmark text:name="запуск_миграций_базы_данных"/><text:a xlink:type="simple" xlink:href="https://developer.mozilla.org/ru/docs/Learn/Server-side/Django/skeleton_website#запуск_миграций_базы_данных" text:style-name="Internet_20_link" text:visited-style-name="Visited_20_Internet_20_Link"><text:span text:style-name="T13">Запуск миграций базы данных</text:span></text:a></text:h>
      <text:p text:style-name="P4">Выполните следующие команды, чтобы создать нужные таблицы в базе данных, соответствующие этим моделям (убедитесь, что вы находитесь в папке с manage.py):</text:p>
      <text:p text:style-name="P12">python3 manage.py makemigrations</text:p>
      <text:p text:style-name="P12">python3 manage.py migrate</text:p>
      <text:h text:style-name="P3" text:outline-level="3"><text:bookmark text:name="запуск_сайта"/><text:a xlink:type="simple" xlink:href="https://developer.mozilla.org/ru/docs/Learn/Server-side/Django/skeleton_website#запуск_сайта" text:style-name="Internet_20_link" text:visited-style-name="Visited_20_Internet_20_Link"><text:span text:style-name="T17">Запуск сайта</text:span></text:a></text:h>
      <text:p text:style-name="P14">Создадим конфигурационный файл <text:s/><text:bookmark-start text:name="__DdeLink__20238_2075799204"/><text:span text:style-name="T2">local_library_website</text:span><text:bookmark-end text:name="__DdeLink__20238_2075799204"/></text:p>
      <text:p text:style-name="P15"><text:span text:style-name="T24">вы так же можете </text:span><text:span text:style-name="T25">указать различные компьютеры в вашей сети</text:span><text:span text:style-name="T24"> для </text:span><text:span text:style-name="T25">отладочн</text:span><text:span text:style-name="T26">ого</text:span><text:span text:style-name="T25"> сервер</text:span><text:span text:style-name="T26">а</text:span><text:span text:style-name="T24">. Для получения большего количества информации загляните в раздел </text:span><text:a xlink:type="simple" xlink:href="https://docs.djangoproject.com/en/2.2/ref/django-admin/" office:target-frame-name="_blank" xlink:show="new" text:style-name="Internet_20_link" text:visited-style-name="Visited_20_Internet_20_Link"><text:span text:style-name="T27">django-admin и manage.py: отладочный сервер</text:span></text:a><text:span text:style-name="T24"> документации Django.</text:span></text:p>
      <text:p text:style-name="P35"/>
      <text:p text:style-name="P7"><text:span text:style-name="T38">2023.12.2</text:span><text:span text:style-name="T39">9</text:span></text:p>
      <text:h text:style-name="P1" text:outline-level="1"><text:a xlink:type="simple" xlink:href="https://developer.mozilla.org/ru/docs/Learn/Server-side/Django/Models" text:style-name="Internet_20_link" text:visited-style-name="Visited_20_Internet_20_Link"><text:span text:style-name="T35">Django учебник Часть 3: Использование моделей</text:span></text:a></text:h>
      <text:p text:style-name="P4"/>
      <text:p text:style-name="P4"/>
      <text:h text:style-name="P2" text:outline-level="2"><text:bookmark text:name="определение_моделей_locallibrary"/><text:soft-page-break/><text:a xlink:type="simple" xlink:href="https://developer.mozilla.org/ru/docs/Learn/Server-side/Django/Models#определение_моделей_locallibrary" text:style-name="Internet_20_link" text:visited-style-name="Visited_20_Internet_20_Link"><text:span text:style-name="T15">Определение моделей LocalLibrary</text:span></text:a></text:h>
      <text:p text:style-name="P27">Файл locallibrary/catalog/<text:span text:style-name="T1">models.py</text:span></text:p>
      <text:p text:style-name="P27">f<text:span text:style-name="T6">rom django.db import models</text:span></text:p>
      <text:p text:style-name="P30"/>
      <text:p text:style-name="P30"># Create your models here.</text:p>
      <text:p text:style-name="P33"><text:a xlink:type="simple" xlink:href="https://developer.mozilla.org/ru/docs/Learn/Server-side/Django/Models#модель_жанра" text:style-name="Internet_20_link" text:visited-style-name="Visited_20_Internet_20_Link">Модель жанра</text:a></text:p>
      <text:p text:style-name="P4">Скопируйте приведённый ниже код модели Genre и вставьте его в нижнюю часть вашего файла models.py. Эта модель используется для хранения информации о категории книг - например, будь то художественная или документальная, роман или военно-историческая и т. д. Как уже упоминалось выше, мы создали жанр как модель, а не как свободный текст или список выбора, чтобы возможные значения могли управляться через базу данных, а не были закодированными.</text:p>
      <text:p text:style-name="P32">class <text:span text:style-name="T1">Genre</text:span>(models.Model):</text:p>
      <text:p text:style-name="P32"><text:s text:c="4"/>"""</text:p>
      <text:p text:style-name="P32"><text:s text:c="4"/>Model representing a book genre (e.g. Science Fiction, Non Fiction).</text:p>
      <text:p text:style-name="P32"><text:s text:c="4"/>"""</text:p>
      <text:p text:style-name="P32"><text:s text:c="4"/>name = models.CharField(max_length=200, help_text="Enter a book genre (e.g. Science Fiction, French Poetry etc.)")</text:p>
      <text:p text:style-name="P32"/>
      <text:p text:style-name="P32"><text:s text:c="4"/>def __str__(self):</text:p>
      <text:p text:style-name="P32"><text:s text:c="8"/>"""</text:p>
      <text:p text:style-name="P32"><text:s text:c="8"/>String for representing the Model object (in Admin site etc.)</text:p>
      <text:p text:style-name="P32"><text:s text:c="8"/>"""</text:p>
      <text:p text:style-name="P32"><text:s text:c="8"/>return self.name</text:p>
      <text:h text:style-name="P3" text:outline-level="3"><text:bookmark text:name="модель_книги"/><text:a xlink:type="simple" xlink:href="https://developer.mozilla.org/ru/docs/Learn/Server-side/Django/Models#модель_книги" text:style-name="Internet_20_link" text:visited-style-name="Visited_20_Internet_20_Link"><text:span text:style-name="T15">Модель книги</text:span></text:a></text:h>
      <text:p text:style-name="P4">Скопируйте модель книги ниже и снова вставьте её в нижнюю часть файла. Модель книги представляет всю информацию о доступной книге в общем смысле, но не конкретный физический «экземпляр» или «копию» для временного использования. Модель использует CharField для представления названия книги и isbn (обратите внимание, как isbn указывает свой ярлык как «ISBN», используя первый неименованный параметр, поскольку в противном случае ярлык по умолчанию был бы «Isbn»). Модель использует TextField для summary, потому что этот текст, возможно, должен быть очень длинным.</text:p>
      <text:p text:style-name="P4">from django.urls import reverse #Used to generate URLs by reversing the URL patterns</text:p>
      <text:p text:style-name="P4"/>
      <text:p text:style-name="P32">class <text:span text:style-name="T1">Book</text:span>(models.Model):</text:p>
      <text:p text:style-name="P32"><text:s text:c="4"/>"""</text:p>
      <text:p text:style-name="P32"><text:s text:c="4"/>Model representing a book (but not a specific copy of a book).</text:p>
      <text:p text:style-name="P32"><text:s text:c="4"/>"""</text:p>
      <text:p text:style-name="P32"><text:s text:c="4"/>title = models.CharField(max_length=200)</text:p>
      <text:p text:style-name="P32"><text:s text:c="4"/>author = models.ForeignKey('Author', on_delete=models.SET_NULL, null=True)</text:p>
      <text:p text:style-name="P32"><text:s text:c="4"/># Foreign Key used because book can only have one author, but authors can have multiple books</text:p>
      <text:p text:style-name="P32"><text:s text:c="4"/># Author as a string rather than object because it hasn't been declared yet in the file.</text:p>
      <text:p text:style-name="P32"><text:s text:c="4"/>summary = models.TextField(max_length=1000, help_text="Enter a brief description of the book")</text:p>
      <text:p text:style-name="P32"><text:s text:c="4"/>isbn = models.CharField('ISBN',max_length=13, help_text='13 Character &lt;a href="https://www.isbn-international.org/content/what-isbn"&gt;ISBN number&lt;/a&gt;')</text:p>
      <text:p text:style-name="P32"><text:s text:c="4"/>genre = models.ManyToManyField(Genre, help_text="Select a genre for this book")</text:p>
      <text:p text:style-name="P32"><text:s text:c="4"/># ManyToManyField used because genre can contain many books. Books can cover many genres.</text:p>
      <text:p text:style-name="P32"><text:s text:c="4"/># Genre class has already been defined so we can specify the object above.</text:p>
      <text:p text:style-name="P32"/>
      <text:p text:style-name="P32"><text:s text:c="4"/>def __str__(self):</text:p>
      <text:p text:style-name="P32"><text:soft-page-break/><text:s text:c="8"/>"""</text:p>
      <text:p text:style-name="P32"><text:s text:c="8"/>String for representing the Model object.</text:p>
      <text:p text:style-name="P32"><text:s text:c="8"/>"""</text:p>
      <text:p text:style-name="P32"><text:s text:c="8"/>return self.title</text:p>
      <text:p text:style-name="P32"/>
      <text:p text:style-name="P32"/>
      <text:p text:style-name="P32"><text:s text:c="4"/>def get_absolute_url(self):</text:p>
      <text:p text:style-name="P32"><text:s text:c="8"/>"""</text:p>
      <text:p text:style-name="P32"><text:s text:c="8"/>Returns the url to access a particular book instance.</text:p>
      <text:p text:style-name="P32"><text:s text:c="8"/>"""</text:p>
      <text:p text:style-name="P32"><text:s text:c="8"/>return reverse('book-detail', args=[str(self.id)])</text:p>
      <text:p text:style-name="P32"/>
      <text:h text:style-name="P3" text:outline-level="3"><text:bookmark text:name="модель_bookinstance"/><text:a xlink:type="simple" xlink:href="https://developer.mozilla.org/ru/docs/Learn/Server-side/Django/Models#модель_bookinstance" text:style-name="Internet_20_link" text:visited-style-name="Visited_20_Internet_20_Link"><text:span text:style-name="T15">Модель BookInstance</text:span></text:a></text:h>
      <text:p text:style-name="P4">Затем скопируйте модель <text:span text:style-name="T1">BookInstance</text:span> (показано ниже) под другие модели. BookInstance представляет собой определённую копию книги, которую кто-то может брать взаймы, и включает информацию о том, доступна ли копия или в какой день она ожидается, «отпечаток» или сведения о версии, а также уникальный идентификатор книги в библиотеке. Теперь некоторые из полей и методов будут знакомы. Модель использует</text:p>
      <text:p text:style-name="P4"/>
      <text:p text:style-name="P4">ForeignKey для идентификации связанной книги (в каждой книге может быть много копий, но в копии может быть только одна книга).</text:p>
      <text:p text:style-name="P4">CharField, для представления данных (конкретного выпуска) о книге.</text:p>
      <text:p text:style-name="P4"/>
      <text:p text:style-name="P4"/>
      <text:p text:style-name="P32"><text:bookmark-start text:name="__DdeLink__7849_3514633716"/>import uuid # Required for unique book instances</text:p>
      <text:p text:style-name="P32"/>
      <text:p text:style-name="P32">class BookInstance(models.Model):</text:p>
      <text:p text:style-name="P32"><text:s text:c="4"/>"""</text:p>
      <text:p text:style-name="P32"><text:s text:c="4"/>Model representing a specific copy of a book (i.e. that can be borrowed from the library).</text:p>
      <text:p text:style-name="P32"><text:s text:c="4"/>"""</text:p>
      <text:p text:style-name="P32"><text:s text:c="4"/>id = models.UUIDField(primary_key=True, default=uuid.uuid4, help_text="Unique ID for this particular book across whole library")</text:p>
      <text:p text:style-name="P32"><text:s text:c="4"/>book = models.ForeignKey('Book', on_delete=models.SET_NULL, null=True)</text:p>
      <text:p text:style-name="P32"><text:s text:c="4"/>imprint = models.CharField(max_length=200)</text:p>
      <text:p text:style-name="P32"><text:s text:c="4"/>due_back = models.DateField(null=True, blank=True)</text:p>
      <text:p text:style-name="P32"/>
      <text:p text:style-name="P32"><text:s text:c="4"/>LOAN_STATUS = (</text:p>
      <text:p text:style-name="P32"><text:s text:c="8"/>('m', 'Maintenance'),</text:p>
      <text:p text:style-name="P32"><text:s text:c="8"/>('o', 'On loan'),</text:p>
      <text:p text:style-name="P32"><text:s text:c="8"/>('a', 'Available'),</text:p>
      <text:p text:style-name="P32"><text:s text:c="8"/>('r', 'Reserved'),</text:p>
      <text:p text:style-name="P32"><text:s text:c="4"/>)</text:p>
      <text:p text:style-name="P32"/>
      <text:p text:style-name="P32"><text:s text:c="4"/>status = models.CharField(max_length=1, choices=LOAN_STATUS, blank=True, default='m', help_text='Book availability')</text:p>
      <text:p text:style-name="P32"/>
      <text:p text:style-name="P32"><text:s text:c="4"/>class Meta:</text:p>
      <text:p text:style-name="P32"><text:s text:c="8"/>ordering = ["due_back"]</text:p>
      <text:p text:style-name="P32"/>
      <text:p text:style-name="P32"/>
      <text:p text:style-name="P32"><text:s text:c="4"/>def __str__(self):</text:p>
      <text:p text:style-name="P32"><text:s text:c="8"/>"""</text:p>
      <text:p text:style-name="P32"><text:soft-page-break/><text:s text:c="8"/>String for representing the Model object</text:p>
      <text:p text:style-name="P32"><text:s text:c="8"/>"""</text:p>
      <text:p text:style-name="P32"><text:s text:c="8"/>return '%s (%s)' % (self.id,self.book.title)<text:bookmark-end text:name="__DdeLink__7849_3514633716"/></text:p>
      <text:p text:style-name="P4"/>
      <text:h text:style-name="P3" text:outline-level="3"><text:bookmark text:name="модель_автора"/><text:a xlink:type="simple" xlink:href="https://developer.mozilla.org/ru/docs/Learn/Server-side/Django/Models#модель_автора" text:style-name="Internet_20_link" text:visited-style-name="Visited_20_Internet_20_Link"><text:span text:style-name="T19">Модель автора</text:span></text:a></text:h>
      <text:p text:style-name="P32">class <text:span text:style-name="T1">Author</text:span>(models.Model):</text:p>
      <text:p text:style-name="P32"><text:s text:c="4"/>"""</text:p>
      <text:p text:style-name="P32"><text:s text:c="4"/>Model representing an author.</text:p>
      <text:p text:style-name="P32"><text:s text:c="4"/>"""</text:p>
      <text:p text:style-name="P32"><text:s text:c="4"/>first_name = models.CharField(max_length=100)</text:p>
      <text:p text:style-name="P32"><text:s text:c="4"/>last_name = models.CharField(max_length=100)</text:p>
      <text:p text:style-name="P32"><text:s text:c="4"/>date_of_birth = models.DateField(null=True, blank=True)</text:p>
      <text:p text:style-name="P32"><text:s text:c="4"/>date_of_death = models.DateField('Died', null=True, blank=True)</text:p>
      <text:p text:style-name="P32"/>
      <text:p text:style-name="P32"><text:s text:c="4"/>def get_absolute_url(self):</text:p>
      <text:p text:style-name="P32"><text:s text:c="8"/>"""</text:p>
      <text:p text:style-name="P32"><text:s text:c="8"/>Returns the url to access a particular author instance.</text:p>
      <text:p text:style-name="P32"><text:s text:c="8"/>"""</text:p>
      <text:p text:style-name="P32"><text:s text:c="8"/>return reverse('author-detail', args=[str(self.id)])</text:p>
      <text:p text:style-name="P32"/>
      <text:p text:style-name="P32"/>
      <text:p text:style-name="P32"><text:s text:c="4"/>def __str__(self):</text:p>
      <text:p text:style-name="P32"><text:s text:c="8"/>"""</text:p>
      <text:p text:style-name="P32"><text:s text:c="8"/>String for representing the Model object.</text:p>
      <text:p text:style-name="P32"><text:s text:c="8"/>"""</text:p>
      <text:p text:style-name="P32"><text:s text:c="8"/>return '%s, %s' % (self.last_name, self.first_name)</text:p>
      <text:p text:style-name="P4"/>
      <text:h text:style-name="P2" text:outline-level="2"><text:bookmark text:name="повторно_выполнить_миграцию_базы_данных"/><text:a xlink:type="simple" xlink:href="https://developer.mozilla.org/ru/docs/Learn/Server-side/Django/Models#повторно_выполнить_миграцию_базы_данных" text:style-name="Internet_20_link" text:visited-style-name="Visited_20_Internet_20_Link"><text:span text:style-name="T14">Повторно выполнить миграцию базы данных</text:span></text:a></text:h>
      <text:p text:style-name="P40">Теперь все ваши модели созданы. Теперь переустановите миграцию базы данных, чтобы добавить их в свою базу данных.</text:p>
      <text:p text:style-name="P36">python3 manage.py makemigrations</text:p>
      <text:p text:style-name="P36">python3 manage.py migrate</text:p>
      <text:h text:style-name="P2" text:outline-level="2"><text:bookmark text:name="языковая_модель_-_вызов"/><text:a xlink:type="simple" xlink:href="https://developer.mozilla.org/ru/docs/Learn/Server-side/Django/Models#языковая_модель_-_вызов" text:style-name="Internet_20_link" text:visited-style-name="Visited_20_Internet_20_Link"><text:span text:style-name="T13">Языковая модель - вызов</text:span></text:a></text:h>
      <text:p text:style-name="P34">С ГитХаб д<text:span text:style-name="T35">обавим класс </text:span><text:span text:style-name="T36">Language</text:span></text:p>
      <text:p text:style-name="P12"><text:span text:style-name="T50">class </text:span><text:span text:style-name="T3">Language</text:span><text:span text:style-name="T50">(models.Model):</text:span></text:p>
      <text:p text:style-name="P32"><text:s text:c="4"/>"""Model representing a Language (e.g. English, French, Japanese, etc.)"""</text:p>
      <text:p text:style-name="P32"><text:s text:c="4"/>name = models.CharField(max_length=200,</text:p>
      <text:p text:style-name="P32"><text:s text:c="28"/>unique=True,</text:p>
      <text:p text:style-name="P32"><text:s text:c="28"/>help_text="Enter the book's natural language (e.g. English, French, Japanese etc.)")</text:p>
      <text:p text:style-name="P32"/>
      <text:p text:style-name="P32"><text:s text:c="4"/>def get_absolute_url(self):</text:p>
      <text:p text:style-name="P32"><text:s text:c="8"/>"""Returns the url to access a particular language instance."""</text:p>
      <text:p text:style-name="P32"><text:s text:c="8"/>return reverse('language-detail', args=[str(self.id)])</text:p>
      <text:p text:style-name="P32"/>
      <text:p text:style-name="P32"><text:s text:c="4"/>def __str__(self):</text:p>
      <text:p text:style-name="P32"><text:s text:c="8"/>"""String for representing the Model object (in Admin site etc.)"""</text:p>
      <text:p text:style-name="P32"><text:s text:c="8"/>return self.name</text:p>
      <text:p text:style-name="P28">Добавим в базу Language</text:p>
      <text:p text:style-name="P26">python3 manage.py makemigrations</text:p>
      <text:p text:style-name="P26">python3 manage.py migrate</text:p>
      <text:h text:style-name="P16" text:outline-level="1"><text:soft-page-break/><text:a xlink:type="simple" xlink:href="https://developer.mozilla.org/ru/docs/Learn/Server-side/Django/Admin_site" text:style-name="Internet_20_link" text:visited-style-name="Visited_20_Internet_20_Link">Руководство Django часть 4: административная панель Django</text:a></text:h>
      <text:h text:style-name="P18" text:outline-level="2"><text:bookmark text:name="регистрация_моделей"/><text:a xlink:type="simple" xlink:href="https://developer.mozilla.org/ru/docs/Learn/Server-side/Django/Admin_site#регистрация_моделей" text:style-name="Internet_20_link" text:visited-style-name="Visited_20_Internet_20_Link"><text:span text:style-name="T15">Регистрация моделей</text:span></text:a></text:h>
      <text:p text:style-name="P26">файл <text:span text:style-name="T1">admin.py </text:span>в папке приложения (/locallibrary/catalog/admin.py).</text:p>
      <text:p text:style-name="P32">from django.contrib import admin</text:p>
      <text:p text:style-name="P32"/>
      <text:p text:style-name="P32"># Register your models here.</text:p>
      <text:p text:style-name="P26">Зарегистрируйте модели путём вставки следующего текста в нижнюю часть этого файла. Этот код просто импортирует модели и затем вызывает admin.site.register для регистрации каждой из них.</text:p>
      <text:p text:style-name="P26"/>
      <text:p text:style-name="P32"><text:bookmark-start text:name="__DdeLink__7856_3514633716"/>from .models import Author, Genre, Book, BookInstance, <text:span text:style-name="T1">Language</text:span><text:bookmark-end text:name="__DdeLink__7856_3514633716"/></text:p>
      <text:p text:style-name="P32"># Register your models here.</text:p>
      <text:p text:style-name="P32"/>
      <text:p text:style-name="P32">admin.site.register(Book)</text:p>
      <text:p text:style-name="P32">admin.site.register(Author)</text:p>
      <text:p text:style-name="P32">admin.site.register(Genre)</text:p>
      <text:p text:style-name="P32">admin.site.register(<text:span text:style-name="T1">Language</text:span>)</text:p>
      <text:p text:style-name="P32">admin.site.register(BookInstance)</text:p>
      <text:p text:style-name="P26"/>
      <text:h text:style-name="P18" text:outline-level="2"><text:bookmark text:name="создание_суперпользователя"/><text:a xlink:type="simple" xlink:href="https://developer.mozilla.org/ru/docs/Learn/Server-side/Django/Admin_site#создание_суперпользователя" text:style-name="Internet_20_link" text:visited-style-name="Visited_20_Internet_20_Link"><text:span text:style-name="T15">Создание суперпользователя</text:span></text:a></text:h>
      <text:p text:style-name="P32">python3 manage.py createsuperuser</text:p>
      <text:p text:style-name="P26">Имя пользователя (leave blank to use 'oleg'): </text:p>
      <text:p text:style-name="P26">Адрес электронной почты: shishatskiy@mail.ru</text:p>
      <text:p text:style-name="P26">Password: <text:span text:style-name="T53">123139</text:span></text:p>
      <text:p text:style-name="P26">Password (again): </text:p>
      <text:p text:style-name="P26">Введённый пароль слишком короткий. Он должен содержать как минимум 8 символов.</text:p>
      <text:p text:style-name="P26">Введённый пароль состоит только из цифр.</text:p>
      <text:p text:style-name="P26">Bypass password validation and create user anyway? [y/N]: y</text:p>
      <text:p text:style-name="P26">Superuser created successfully.</text:p>
      <text:h text:style-name="P18" text:outline-level="2"><text:bookmark text:name="вход_в_админ-панель_и_её_использование"/><text:a xlink:type="simple" xlink:href="https://developer.mozilla.org/ru/docs/Learn/Server-side/Django/Admin_site#вход_в_админ-панель_и_её_использование" text:style-name="Internet_20_link" text:visited-style-name="Visited_20_Internet_20_Link"><text:span text:style-name="T15">Вход в админ-панель и её использование</text:span></text:a></text:h>
      <text:p text:style-name="P26"><text:a xlink:type="simple" xlink:href="http://127.0.0.1:7000/admin/" text:style-name="Internet_20_link" text:visited-style-name="Visited_20_Internet_20_Link"><text:span text:style-name="T1">http://127.0.0.1:7000/admin/</text:span></text:a> </text:p>
      <text:h text:style-name="P19" text:outline-level="2"><text:bookmark text:name="продвинутая_конфигурация"/><text:a xlink:type="simple" xlink:href="https://developer.mozilla.org/ru/docs/Learn/Server-side/Django/Admin_site#продвинутая_конфигурация" text:style-name="Internet_20_link" text:visited-style-name="Visited_20_Internet_20_Link"><text:span text:style-name="T15">"Продвинутая" конфигурация</text:span></text:a></text:h>
      <text:p text:style-name="P26">- <text:span text:style-name="T54">настройки админ панели</text:span></text:p>
      <text:h text:style-name="P22" text:outline-level="3"><text:bookmark text:name="регистрация_класса_modeladmin"/><text:a xlink:type="simple" xlink:href="https://developer.mozilla.org/ru/docs/Learn/Server-side/Django/Admin_site#регистрация_класса_modeladmin" text:style-name="Internet_20_link" text:visited-style-name="Visited_20_Internet_20_Link"><text:span text:style-name="T15">Регистрация класса ModelAdmin</text:span></text:a></text:h>
      <text:p text:style-name="P39"><text:span text:style-name="T18">Для изменения отображения модели в пользовательском интерфейсе админ-панели, необходимо определить класс </text:span><text:a xlink:type="simple" xlink:href="https://docs.djangoproject.com/en/dev/ref/contrib/admin/#modeladmin-objects" office:target-frame-name="_blank" xlink:show="new" text:style-name="Internet_20_link" text:visited-style-name="Visited_20_Internet_20_Link"><text:span text:style-name="T19">ModelAdmin</text:span></text:a><text:span text:style-name="T18"> (он описывает расположение элементов интерфейса, где Model - наименование модели) и зарегистрировать его для использования с этой моделью.</text:span></text:p>
      <text:p text:style-name="P43"><text:span text:style-name="T31">Давайте начнём с модели Author. Откройте файл </text:span><text:span text:style-name="Strong_20_Emphasis"><text:span text:style-name="T33">admin.py</text:span></text:span><text:span text:style-name="T31"> в каталоге приложения (</text:span><text:span text:style-name="Strong_20_Emphasis"><text:span text:style-name="T31">/locallibrary/catalog/admin.py</text:span></text:span><text:span text:style-name="T31">). Закомментируйте исходную регистрацию (используя префикс #) этой модели:</text:span></text:p>
      <text:p text:style-name="P32"># admin.site.register(Author)</text:p>
      <text:p text:style-name="P26">Теперь добавьте новый класс AuthorAdmin и зарегистрируйте его как показано ниже:</text:p>
      <text:p text:style-name="P32"><text:bookmark-start text:name="__DdeLink__7864_3514633716"/># Define the admin class</text:p>
      <text:p text:style-name="P32">class AuthorAdmin(admin.ModelAdmin):</text:p>
      <text:p text:style-name="P32"><text:s text:c="4"/>pass</text:p>
      <text:p text:style-name="P32"/>
      <text:p text:style-name="P32"># Register the admin class with the associated model</text:p>
      <text:p text:style-name="P32">admin.site.register(Author, AuthorAdmin)<text:bookmark-end text:name="__DdeLink__7864_3514633716"/></text:p>
      <text:p text:style-name="P26">Сейчас мы добавим классы <text:span text:style-name="T1">ModelAdmin</text:span> для моделей <text:span text:style-name="T1">Book</text:span>, и <text:span text:style-name="T1">BookInstance</text:span>. Нам снова нужно закомментировать исходную регистрацию:</text:p>
      <text:p text:style-name="P26"/>
      <text:p text:style-name="P32"><text:soft-page-break/>#admin.site.register(Book)</text:p>
      <text:p text:style-name="P32">#admin.site.register(BookInstance)</text:p>
      <text:p text:style-name="P26">В этот раз для создания и регистрации новых моделей используем декоратор @register (он делает то же самое, что и метод admin.site.register()):</text:p>
      <text:p text:style-name="P26"># Register the Admin classes for Book using the decorator</text:p>
      <text:p text:style-name="P26"/>
      <text:p text:style-name="P26">@admin.register(Book)</text:p>
      <text:p text:style-name="P26">class BookAdmin(admin.ModelAdmin):</text:p>
      <text:p text:style-name="P26"><text:s text:c="4"/>pass</text:p>
      <text:p text:style-name="P26"/>
      <text:p text:style-name="P26"># Register the Admin classes for BookInstance using the decorator</text:p>
      <text:p text:style-name="P26"/>
      <text:p text:style-name="P26">@admin.register(BookInstance)</text:p>
      <text:p text:style-name="P26">class BookInstanceAdmin(admin.ModelAdmin):</text:p>
      <text:p text:style-name="P26"><text:s text:c="4"/>pass</text:p>
      <text:p text:style-name="P26"/>
      <text:p text:style-name="P26">Добавим код для задания особенностей интерфейса моделей.</text:p>
      <text:h text:style-name="P22" text:outline-level="3"><text:bookmark text:name="настройка_отображения_списков"/><text:a xlink:type="simple" xlink:href="https://developer.mozilla.org/ru/docs/Learn/Server-side/Django/Admin_site#настройка_отображения_списков" text:style-name="Internet_20_link" text:visited-style-name="Visited_20_Internet_20_Link"><text:span text:style-name="T15">Настройка отображения списков</text:span></text:a></text:h>
      <text:p text:style-name="P26"><text:span text:style-name="T18">Чтобы различить их или просто отобразить более интересную информацию о каждом авторе, можно использовать </text:span><text:a xlink:type="simple" xlink:href="https://docs.djangoproject.com/en/dev/ref/contrib/admin/#django.contrib.admin.ModelAdmin.list_display" office:target-frame-name="_blank" xlink:show="new" text:style-name="Internet_20_link" text:visited-style-name="Visited_20_Internet_20_Link"><text:span text:style-name="T43">list_display</text:span></text:a><text:span text:style-name="T18"> (для добавления дополнительных полей).</text:span></text:p>
      <text:p text:style-name="P26">Замените класс AuthorAdmin кодом, приведённым ниже. Названия полей, которые будут отображаться в списке, перечислены в кортеже list_display в требуемом порядке (это те же имена, что и в исходной модели).</text:p>
      <text:p text:style-name="P26"/>
      <text:p text:style-name="P32"><text:bookmark-start text:name="__DdeLink__7867_3514633716"/>class AuthorAdmin(admin.ModelAdmin):</text:p>
      <text:p text:style-name="P32"><text:s text:c="4"/>list_display = ('last_name', 'first_name', 'date_of_birth', 'date_of_death')<text:bookmark-end text:name="__DdeLink__7867_3514633716"/></text:p>
      <text:p text:style-name="P26"/>
      <text:p text:style-name="P26">Перезапустите сайт и <text:span text:style-name="T5">перейдите</text:span> к списку авторов.</text:p>
      <text:p text:style-name="P4"/>
      <text:p text:style-name="P4">Для нашей модели Book добавим отображение полей author и genre. Поле author - это внешний ключ (ForeignKey ) связи один к одному, поэтому оно будет представлено значением __str()__ для связанной записи. Замените класс BookAdmin на версию, приведённую ниже.</text:p>
      <text:p text:style-name="P4"/>
      <text:p text:style-name="P4"><text:bookmark-start text:name="__DdeLink__7869_3514633716"/>class BookAdmin(admin.ModelAdmin):</text:p>
      <text:p text:style-name="P4"><text:s text:c="4"/>list_display = ('title', 'author', 'display_genre')<text:bookmark-end text:name="__DdeLink__7869_3514633716"/></text:p>
      <text:p text:style-name="P4"/>
      <text:p text:style-name="P4"/>
      <text:p text:style-name="P4">Добавьте следующий код в вашу модель <text:span text:style-name="T1">Book</text:span> (<text:span text:style-name="T1">models.py</text:span>). В нем создаётся строка из первых трёх значений поля genre (если они существуют) и short_description, которое может быть использовано в админ-панели.</text:p>
      <text:p text:style-name="P4"/>
      <text:p text:style-name="P32"><text:bookmark-start text:name="__DdeLink__7871_3514633716"/><text:s text:c="4"/>def display_genre(self):</text:p>
      <text:p text:style-name="P32"><text:s text:c="8"/>"""</text:p>
      <text:p text:style-name="P32"><text:s text:c="8"/>Creates a string for the Genre. This is required to display genre in Admin.</text:p>
      <text:p text:style-name="P32"><text:s text:c="8"/>"""</text:p>
      <text:p text:style-name="P32"><text:s text:c="8"/>return ', '.join([ genre.name for genre in self.genre.all()[:3] ])</text:p>
      <text:p text:style-name="P32"><text:s text:c="4"/>display_genre.short_description = 'Genre'<text:bookmark-end text:name="__DdeLink__7871_3514633716"/></text:p>
      <text:p text:style-name="P4"/>
      <text:p text:style-name="P4">После сохранения модели и обновления админ-панели, перезапустите её и перейдите на страницу списка Books. <text:span text:style-name="T6">Вы должны увидеть список книг, наподобие приведённого ниже</text:span>:</text:p>
      <text:p text:style-name="P4"/>
      <text:p text:style-name="P4"/>
      <text:h text:style-name="P3" text:outline-level="3"><text:bookmark text:name="добавление_фильтров_списка"/><text:soft-page-break/><text:a xlink:type="simple" xlink:href="https://developer.mozilla.org/ru/docs/Learn/Server-side/Django/Admin_site#добавление_фильтров_списка" text:style-name="Internet_20_link" text:visited-style-name="Visited_20_Internet_20_Link"><text:span text:style-name="T15">Добавление фильтров списка</text:span></text:a></text:h>
      <text:p text:style-name="P4">Если в вашем списке есть множество элементов, может быть полезной возможность фильтрации отображаемых пунктов. Это выполняется путём перечисления их в атрибуте list_filter. Замените класс BookInstanceAdmin на следующий:</text:p>
      <text:p text:style-name="P4">class BookInstanceAdmin(admin.ModelAdmin):</text:p>
      <text:p text:style-name="P4"><text:s text:c="4"/>list_filter = ('status', 'due_back')</text:p>
      <text:h text:style-name="P3" text:outline-level="3"><text:bookmark text:name="формирование_макета_с_подробным_представлением"/><text:a xlink:type="simple" xlink:href="https://developer.mozilla.org/ru/docs/Learn/Server-side/Django/Admin_site#формирование_макета_с_подробным_представлением" text:style-name="Internet_20_link" text:visited-style-name="Visited_20_Internet_20_Link"><text:span text:style-name="T15">Формирование макета с подробным представлением</text:span></text:a></text:h>
      <text:p text:style-name="P24">Управление отображаемыми и вложенными полями</text:p>
      <text:p text:style-name="P4">Обновите ваш AuthorAdmin класс, чтобы добавить строку полей, как показано ниже (выделено полужирным шрифтом):</text:p>
      <text:p text:style-name="P4"><text:bookmark-start text:name="__DdeLink__7875_3514633716"/>class AuthorAdmin(admin.ModelAdmin):</text:p>
      <text:p text:style-name="P4"><text:s text:c="4"/>list_display = ('last_name', 'first_name', 'date_of_birth', 'date_of_death')</text:p>
      <text:p text:style-name="P4"><text:s text:c="4"/>fields = ['first_name', 'last_name', ('date_of_birth', 'date_of_death')]<text:bookmark-end text:name="__DdeLink__7875_3514633716"/></text:p>
      <text:p text:style-name="P4">Атрибут полей перечисляет только те поля, которые должны отображаться в форме, по порядку. <text:span text:style-name="T56">Поля отображаются по вертикали по умолчанию, но будут отображаться горизонтально, если вы дополнительно группируете их в кортеже (как показано в полях «date» выше)</text:span>.</text:p>
      <text:h text:style-name="P23" text:outline-level="4"><text:bookmark text:name="разделение_на_секциивыделение_подробного_представления"/>Разделение на секции/Выделение подробного представления</text:h>
      <text:p text:style-name="P38"><text:span text:style-name="T45">Вы можете добавлять "разделы" (sections) для группировки связанной информации в модели в форме детализации, используя атрибут </text:span><text:a xlink:type="simple" xlink:href="https://docs.djangoproject.com/en/dev/ref/contrib/admin/#django.contrib.admin.ModelAdmin.fieldsets" office:target-frame-name="_blank" xlink:show="new" text:style-name="Internet_20_link" text:visited-style-name="Visited_20_Internet_20_Link"><text:span text:style-name="T49">fieldsets</text:span></text:a><text:span text:style-name="T45"> .</text:span></text:p>
      <text:p text:style-name="P38"><text:span text:style-name="T45">В модели </text:span><text:span text:style-name="Source_20_Text"><text:span text:style-name="T46">BookInstance</text:span></text:span><text:span text:style-name="T45"> мы имеем информацию соответствия конкретной книги (т.е. </text:span><text:span text:style-name="Source_20_Text"><text:span text:style-name="T46">name</text:span></text:span><text:span text:style-name="T45">, </text:span><text:span text:style-name="Source_20_Text"><text:span text:style-name="T46">imprint</text:span></text:span><text:span text:style-name="T45">, and </text:span><text:span text:style-name="Source_20_Text"><text:span text:style-name="T46">id</text:span></text:span><text:span text:style-name="T45">) и датой когда она вновь станет доступной (</text:span><text:span text:style-name="Source_20_Text"><text:span text:style-name="T46">status</text:span></text:span><text:span text:style-name="T45">, </text:span><text:span text:style-name="Source_20_Text"><text:span text:style-name="T46">due_back</text:span></text:span><text:span text:style-name="T45">). Мы можем добавить их в разные секции, добавив текст жирным шрифтом в наш </text:span><text:span text:style-name="Source_20_Text"><text:span text:style-name="T46">BookInstanceAdmin</text:span></text:span><text:span text:style-name="T45"> класс.</text:span></text:p>
      <text:p text:style-name="P42"><text:bookmark-start text:name="__DdeLink__7879_3514633716"/>@admin.register(BookInstance)<text:bookmark-end text:name="__DdeLink__7879_3514633716"/></text:p>
      <text:p text:style-name="P42">class BookInstanceAdmin(admin.ModelAdmin):</text:p>
      <text:p text:style-name="P42"><text:s text:c="4"/>list_filter = ('status', 'due_back')</text:p>
      <text:p text:style-name="P42"/>
      <text:p text:style-name="P42"><text:s text:c="4"/>fieldsets = (</text:p>
      <text:p text:style-name="P42"><text:s text:c="8"/>(<text:span text:style-name="T1">None</text:span>, {</text:p>
      <text:p text:style-name="P42"><text:s text:c="12"/>'fields': ('book','imprint', 'id')</text:p>
      <text:p text:style-name="P42"><text:s text:c="8"/>}),</text:p>
      <text:p text:style-name="P42"><text:s text:c="8"/>('<text:span text:style-name="T1">Availability</text:span>', {</text:p>
      <text:p text:style-name="P42"><text:s text:c="12"/>'fields': ('status', 'due_back')</text:p>
      <text:p text:style-name="P42"><text:s text:c="8"/>}),</text:p>
      <text:p text:style-name="P42"><text:s text:c="4"/>)</text:p>
      <text:p text:style-name="P26">Каждая секция имеет свой заголовок (или None, если заголовок не нужен) и ассоциированный кортеж полей в словаре - формат сложный для описания, но относительно простой для понимания, если вы посмотрите на фрагмент кода, представленный выше.</text:p>
      <text:p text:style-name="P26"/>
      <text:p text:style-name="P32">Перезапустите сайт и перейдите к списку экземпляров; форма должна отображаться следующим образом:</text:p>
      <text:h text:style-name="P3" text:outline-level="3"><text:bookmark text:name="встроенное_редактирование_связанных_записей"/><text:a xlink:type="simple" xlink:href="https://developer.mozilla.org/ru/docs/Learn/Server-side/Django/Admin_site#встроенное_редактирование_связанных_записей" text:style-name="Internet_20_link" text:visited-style-name="Visited_20_Internet_20_Link"><text:span text:style-name="T15">Встроенное редактирование связанных записей</text:span></text:a></text:h>
      <text:p text:style-name="P4">Иногда бывает полезно иметь возможность добавлять связанные записи одновременно. Например, имеет смысл иметь как <text:span text:style-name="T1">информацию о книге</text:span>, так и информацию <text:span text:style-name="T1">о конкретных копиях</text:span>, которые вы получили на той же странице подробностей. К примеру, вполне логично получить и информацию о книге, и информацию о конкретных копиях, зайдя на страницу детализации.</text:p>
      <text:p text:style-name="P4"><text:soft-page-break/><text:span text:style-name="T18">Вы можете это сделать, объявив </text:span><text:a xlink:type="simple" xlink:href="https://docs.djangoproject.com/en/dev/ref/contrib/admin/#django.contrib.admin.ModelAdmin.inlines" office:target-frame-name="_blank" xlink:show="new" text:style-name="Internet_20_link" text:visited-style-name="Visited_20_Internet_20_Link"><text:span text:style-name="T43">inline</text:span></text:a><text:a xlink:type="simple" xlink:href="https://docs.djangoproject.com/en/dev/ref/contrib/admin/#django.contrib.admin.ModelAdmin.inlines" office:target-frame-name="_blank" xlink:show="new" text:style-name="Internet_20_link" text:visited-style-name="Visited_20_Internet_20_Link"><text:span text:style-name="T41">s</text:span></text:a><text:span text:style-name="T18">, и указав тип </text:span><text:a xlink:type="simple" xlink:href="https://docs.djangoproject.com/en/dev/ref/contrib/admin/#django.contrib.admin.TabularInline" office:target-frame-name="_blank" xlink:show="new" text:style-name="Internet_20_link" text:visited-style-name="Visited_20_Internet_20_Link"><text:span text:style-name="T43">TabularInline</text:span></text:a><text:span text:style-name="T18"> (горизонтальное расположение) или </text:span><text:a xlink:type="simple" xlink:href="https://docs.djangoproject.com/en/dev/ref/contrib/admin/#django.contrib.admin.StackedInline" office:target-frame-name="_blank" xlink:show="new" text:style-name="Internet_20_link" text:visited-style-name="Visited_20_Internet_20_Link"><text:span text:style-name="T43">StackedInline</text:span></text:a><text:span text:style-name="T18"> (вертикальное расположение, так же как и в модели по умолчанию). Вы можете добавить </text:span><text:span text:style-name="Source_20_Text"><text:span text:style-name="T20">BookInstance</text:span></text:span><text:span text:style-name="T18"> информацию в подробное </text:span><text:span text:style-name="T19">описание </text:span><text:span text:style-name="Source_20_Text"><text:span text:style-name="T20">Book</text:span></text:span><text:span text:style-name="T19"> </text:span><text:span text:style-name="T18">, добавив строки, представленные ниже и располагающиеся рядом с </text:span><text:span text:style-name="Source_20_Text"><text:span text:style-name="T20">BookAdmin</text:span></text:span><text:span text:style-name="T18">:</text:span></text:p>
      <text:p text:style-name="P32"><text:bookmark-start text:name="__DdeLink__7882_3514633716"/>class BooksInstanceInline(admin.TabularInline):</text:p>
      <text:p text:style-name="P32"><text:s text:c="4"/>model = BookInstance<text:bookmark-end text:name="__DdeLink__7882_3514633716"/></text:p>
      <text:p text:style-name="P4"/>
      <text:p text:style-name="P4">@admin.register(Book)</text:p>
      <text:p text:style-name="P4">class BookAdmin(admin.ModelAdmin):</text:p>
      <text:p text:style-name="P4"><text:s text:c="4"/>list_display = ('title', 'author', 'display_genre')</text:p>
      <text:p text:style-name="P4"><text:s text:c="4"/><text:bookmark-start text:name="__DdeLink__7884_3514633716"/><text:span text:style-name="T6">inlines = [BooksInstanceInline]</text:span><text:bookmark-end text:name="__DdeLink__7884_3514633716"/></text:p>
      <text:p text:style-name="P4">Попробуйте перезапустить приложение, а затем взгляните на представление книги — внизу вы должны увидеть экземпляры книги, относящиеся к этой книге: <text:span text:style-name="T57">Не совсем, нужно разбираться, но что-то добавилось</text:span></text:p>
      <text:h text:style-name="P2" text:outline-level="2"><text:bookmark text:name="проверьте_себя"/><text:a xlink:type="simple" xlink:href="https://developer.mozilla.org/ru/docs/Learn/Server-side/Django/Admin_site#проверьте_себя" text:style-name="Internet_20_link" text:visited-style-name="Visited_20_Internet_20_Link"><text:span text:style-name="T14">Проверьте себя</text:span></text:a></text:h>
      <text:p text:style-name="P40">Мы многое изучили в этом разделе и теперь настало время вам самостоятельно попробовать несколько вещей:</text:p>
      <text:list xml:id="list3143752605" text:style-name="L7">
        <text:list-item>
          <text:p text:style-name="P44"><text:span text:style-name="T31">Для представления списка </text:span><text:span text:style-name="Source_20_Text"><text:span text:style-name="T32">BookInstance</text:span></text:span><text:span text:style-name="T31"> , добавьте код для отображения книги, статуса, даты возврата, и id (вместо значения по умолчанию возвращаемого </text:span><text:span text:style-name="Source_20_Text"><text:span text:style-name="T32">__str__()</text:span></text:span><text:span text:style-name="T31"> ).</text:span></text:p>
        </text:list-item>
      </text:list>
      <text:p text:style-name="P45"><text:span text:style-name="T31"/></text:p>
      <text:p text:style-name="P45"><text:span text:style-name="T31"/></text:p>
      <text:list xml:id="list204525294530841" text:continue-numbering="true" text:style-name="L7">
        <text:list-item>
          <text:p text:style-name="P44"><text:span text:style-name="T31">Добавьте встроенный список перечня </text:span><text:span text:style-name="Source_20_Text"><text:span text:style-name="T32">Book</text:span></text:span><text:span text:style-name="T31"> в представление списка </text:span><text:span text:style-name="Source_20_Text"><text:span text:style-name="T32">Author</text:span></text:span><text:span text:style-name="T31"> , используя тот же самый подход, который мы применили для </text:span><text:span text:style-name="Source_20_Text"><text:span text:style-name="T32">Book</text:span></text:span><text:span text:style-name="T31">/</text:span><text:span text:style-name="Source_20_Text"><text:span text:style-name="T32">BookInstance</text:span></text:span><text:span text:style-name="T31">.</text:span></text:p>
        </text:list-item>
      </text:list>
      <text:p text:style-name="P29">Так понимаю добавить<text:bookmark-start text:name="__DdeLink__7888_3514633716"/><text:span text:style-name="T56"> <text:s text:c="4"/>inlines = [BooksInstanceInline]</text:span><text:bookmark-end text:name="__DdeLink__7888_3514633716"/></text:p>
      <text:p text:style-name="P29">в класс <text:span text:style-name="Source_20_Text"><text:span text:style-name="T20">Author</text:span></text:span><text:span text:style-name="Source_20_Text"><text:span text:style-name="T21"> </text:span></text:span></text:p>
      <text:p text:style-name="P37">ERRORS:</text:p>
      <text:p text:style-name="P37">&lt;class 'catalog.admin.BooksInstanceInline'&gt;: (admin.E202) 'catalog.BookInstance' has no ForeignKey to 'catalog.Author'.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Consolas, Monaco, 'Liberation Mono', 'Lucida Console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code" svg:font-family="'var font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2:13:28.300923713</meta:creation-date>
    <dc:date>2023-12-29T20:45:24.090626207</dc:date>
    <meta:editing-duration>PT7H38M59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9" meta:paragraph-count="285" meta:word-count="2139" meta:character-count="18029" meta:non-whitespace-character-count="15478"/>
  </office:meta>
</office:document-meta>
</file>